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OptionElementImpl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ptionElementImpl.setDisabled(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ptionElementImpl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ptionElementImpl.setSelected( boolean sel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ptionElementImpl.getIndex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MLOptionElementImpl.setIndex(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TMLOptionElementImpl.getSel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ptionElementImpl.get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MLOptionElementImpl.setDefaultSelected( boolean defaultSel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ptionElementImpl.HTMLOption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OptionElementImpl.get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ptionElementImpl.setTex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MLOptionElementImpl.getDefaultSel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ptionElementImpl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ptionElement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